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4.598cm" table:align="left"/>
    </style:style>
    <style:style style:name="Tableau1.A" style:family="table-column">
      <style:table-column-properties style:column-width="1.074cm"/>
    </style:style>
    <style:style style:name="Tableau1.B" style:family="table-column">
      <style:table-column-properties style:column-width="4.062cm"/>
    </style:style>
    <style:style style:name="Tableau1.C" style:family="table-column">
      <style:table-column-properties style:column-width="9.462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9.479cm" table:align="left"/>
    </style:style>
    <style:style style:name="Tableau2.A" style:family="table-column">
      <style:table-column-properties style:column-width="2.226cm"/>
    </style:style>
    <style:style style:name="Tableau2.B" style:family="table-column">
      <style:table-column-properties style:column-width="7.253cm"/>
    </style:style>
    <style:style style:name="Tableau2.A1" style:family="table-cell">
      <style:table-cell-properties style:vertical-align="middle" fo:padding="0.049cm" fo:border="none"/>
    </style:style>
    <style:style style:name="Tableau3" style:family="table">
      <style:table-properties style:width="3.748cm" table:align="left"/>
    </style:style>
    <style:style style:name="Tableau3.A" style:family="table-column">
      <style:table-column-properties style:column-width="1.074cm"/>
    </style:style>
    <style:style style:name="Tableau3.B" style:family="table-column">
      <style:table-column-properties style:column-width="2.674cm"/>
    </style:style>
    <style:style style:name="Tableau3.A1" style:family="table-cell">
      <style:table-cell-properties style:vertical-align="middle" fo:padding="0.049cm" fo:border="none"/>
    </style:style>
    <style:style style:name="Tableau4" style:family="table">
      <style:table-properties style:width="4.406cm" table:align="left"/>
    </style:style>
    <style:style style:name="Tableau4.A" style:family="table-column">
      <style:table-column-properties style:column-width="1.074cm"/>
    </style:style>
    <style:style style:name="Tableau4.B" style:family="table-column">
      <style:table-column-properties style:column-width="3.332cm"/>
    </style:style>
    <style:style style:name="Tableau4.A1" style:family="table-cell">
      <style:table-cell-properties style:vertical-align="middle" fo:padding="0.049cm" fo:border="none"/>
    </style:style>
    <style:style style:name="Tableau5" style:family="table">
      <style:table-properties style:width="5.288cm" table:align="left"/>
    </style:style>
    <style:style style:name="Tableau5.A" style:family="table-column">
      <style:table-column-properties style:column-width="2.074cm"/>
    </style:style>
    <style:style style:name="Tableau5.B" style:family="table-column">
      <style:table-column-properties style:column-width="3.214cm"/>
    </style:style>
    <style:style style:name="Tableau5.A1" style:family="table-cell">
      <style:table-cell-properties style:vertical-align="middle" fo:padding="0.049cm" fo:border="none"/>
    </style:style>
    <style:style style:name="Tableau6" style:family="table">
      <style:table-properties style:width="4.487cm" table:align="left"/>
    </style:style>
    <style:style style:name="Tableau6.A" style:family="table-column">
      <style:table-column-properties style:column-width="1.718cm"/>
    </style:style>
    <style:style style:name="Tableau6.B" style:family="table-column">
      <style:table-column-properties style:column-width="2.769cm"/>
    </style:style>
    <style:style style:name="Tableau6.A1" style:family="table-cell">
      <style:table-cell-properties style:vertical-align="middle" fo:padding="0.049cm" fo:border="none"/>
    </style:style>
    <style:style style:name="Tableau7" style:family="table">
      <style:table-properties style:width="4.205cm" table:align="left"/>
    </style:style>
    <style:style style:name="Tableau7.A" style:family="table-column">
      <style:table-column-properties style:column-width="1.718cm"/>
    </style:style>
    <style:style style:name="Tableau7.B" style:family="table-column">
      <style:table-column-properties style:column-width="2.487cm"/>
    </style:style>
    <style:style style:name="Tableau7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margin-top="0cm" fo:margin-bottom="0.499cm" style:contextual-spacing="false"/>
      <style:text-properties officeooo:rsid="0011de04" officeooo:paragraph-rsid="0011de04"/>
    </style:style>
    <style:style style:name="P2" style:family="paragraph" style:parent-style-name="Quotations" style:list-style-name="L1">
      <style:paragraph-properties fo:text-align="left" style:justify-single-word="false"/>
      <style:text-properties officeooo:paragraph-rsid="0014938f"/>
    </style:style>
    <style:style style:name="P3" style:family="paragraph" style:parent-style-name="Quotations" style:list-style-name="L2">
      <style:paragraph-properties fo:text-align="left" style:justify-single-word="false"/>
      <style:text-properties officeooo:rsid="0011de04" officeooo:paragraph-rsid="0014938f"/>
    </style:style>
    <style:style style:name="P4" style:family="paragraph" style:parent-style-name="Standard">
      <style:paragraph-properties fo:margin-top="0cm" fo:margin-bottom="0.499cm" style:contextual-spacing="false"/>
      <style:text-properties officeooo:rsid="00152f19" officeooo:paragraph-rsid="00152f19"/>
    </style:style>
    <style:style style:name="P5" style:family="paragraph" style:parent-style-name="Table_20_Contents">
      <style:text-properties style:text-line-through-style="solid" style:text-line-through-type="single"/>
    </style:style>
    <style:style style:name="P6" style:family="paragraph" style:parent-style-name="Table_20_Contents">
      <style:text-properties officeooo:rsid="00152f19" officeooo:paragraph-rsid="00152f19"/>
    </style:style>
    <style:style style:name="P7" style:family="paragraph" style:parent-style-name="Table_20_Contents">
      <style:text-properties style:text-line-through-style="solid" style:text-line-through-type="single" style:text-underline-style="none"/>
    </style:style>
    <style:style style:name="P8" style:family="paragraph" style:parent-style-name="Standard">
      <style:paragraph-properties fo:margin-top="0cm" fo:margin-bottom="0.499cm" style:contextual-spacing="false"/>
      <style:text-properties officeooo:paragraph-rsid="00152f19"/>
    </style:style>
    <style:style style:name="P9" style:family="paragraph" style:parent-style-name="Quotations">
      <style:paragraph-properties fo:margin-top="0cm" fo:margin-bottom="0.247cm" style:contextual-spacing="false" fo:line-height="115%"/>
    </style:style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>
      <style:paragraph-properties fo:margin-top="0.42cm" fo:margin-bottom="0.349cm"/>
      <style:text-properties fo:font-size="22pt" fo:font-weight="bold" style:font-size-asian="22pt" style:font-weight-asian="bold" style:font-size-complex="22pt" style:font-weight-complex="bold"/>
    </style:style>
    <style:style style:name="P13" style:family="paragraph">
      <style:paragraph-properties fo:margin-top="0.42cm" fo:margin-bottom="0.349cm"/>
      <style:text-properties fo:font-size="16pt" fo:font-weight="bold" style:font-size-asian="16pt" style:font-weight-asian="bold" style:font-size-complex="16pt" style:font-weight-complex="bold"/>
    </style:style>
    <style:style style:name="P14" style:family="paragraph">
      <style:paragraph-properties fo:margin-top="0.42cm" fo:margin-bottom="0.349cm" fo:text-align="left"/>
      <style:text-properties fo:font-size="10pt" style:font-size-asian="10pt" style:font-size-complex="10pt"/>
    </style:style>
    <style:style style:name="P15" style:family="paragraph">
      <style:paragraph-properties fo:margin-top="0.42cm" fo:margin-bottom="0.349cm" fo:text-align="left"/>
      <style:text-properties fo:font-size="16pt" fo:font-weight="bold" style:font-size-asian="16pt" style:font-weight-asian="bold" style:font-size-complex="16pt" style:font-weight-complex="bold"/>
    </style:style>
    <style:style style:name="P16" style:family="paragraph">
      <style:paragraph-properties fo:margin-top="0.42cm" fo:margin-bottom="0.349cm" fo:text-align="left"/>
      <style:text-properties fo:font-size="12pt" fo:font-weight="bold" style:font-size-asian="12pt" style:font-weight-asian="bold" style:font-size-complex="12pt" style:font-weight-complex="bold"/>
    </style:style>
    <style:style style:name="P17" style:family="paragraph">
      <style:paragraph-properties fo:text-align="left"/>
      <style:text-properties fo:font-family="'Liberation Mono', 'Courier New', 'DejaVu Sans Mono', 'Lucida Sans Typewriter'" style:font-family-generic="modern" style:font-pitch="fixed" fo:font-size="10pt" style:font-family-asian="'Liberation Mono', 'Courier New', 'DejaVu Sans Mono', 'Lucida Sans Typewriter'" style:font-family-generic-asian="modern" style:font-pitch-asian="fixed" style:font-size-asian="10pt" style:font-family-complex="'Liberation Mono', 'Courier New', 'DejaVu Sans Mono', 'Lucida Sans Typewriter'" style:font-family-generic-complex="modern" style:font-pitch-complex="fixed" style:font-size-complex="10pt"/>
    </style:style>
    <style:style style:name="P18" style:family="paragraph">
      <loext:graphic-properties draw:fill="none" draw:fill-color="#ffffff"/>
    </style:style>
    <style:style style:name="P19" style:family="paragraph" style:parent-style-name="Text_20_body" style:list-style-name="L5"/>
    <style:style style:name="P20" style:family="paragraph" style:parent-style-name="Heading_20_3">
      <style:paragraph-properties fo:margin-top="0cm" fo:margin-bottom="0.247cm" style:contextual-spacing="false" fo:line-height="115%"/>
    </style:style>
    <style:style style:name="P21" style:family="paragraph" style:parent-style-name="Text_20_body" style:list-style-name="L6"/>
    <style:style style:name="P22" style:family="paragraph" style:parent-style-name="Text_20_body" style:list-style-name="L7"/>
    <style:style style:name="P23" style:family="paragraph" style:parent-style-name="Text_20_body" style:list-style-name="L8"/>
    <style:style style:name="P24" style:family="paragraph" style:parent-style-name="Text_20_body" style:list-style-name="L9"/>
    <style:style style:name="P25" style:family="paragraph" style:parent-style-name="Text_20_body" style:list-style-name="L10"/>
    <style:style style:name="P26" style:family="paragraph" style:parent-style-name="Text_20_body" style:list-style-name="L11"/>
    <style:style style:name="P27" style:family="paragraph" style:parent-style-name="Text_20_body">
      <style:text-properties officeooo:rsid="0017f81f" officeooo:paragraph-rsid="0017f81f"/>
    </style:style>
    <style:style style:name="P28" style:family="paragraph" style:parent-style-name="Text_20_body">
      <style:text-properties officeooo:rsid="0017f81f"/>
    </style:style>
    <style:style style:name="P29" style:family="paragraph" style:parent-style-name="Horizontal_20_Line">
      <style:paragraph-properties fo:margin-top="0cm" fo:margin-bottom="0.247cm" style:contextual-spacing="false" fo:line-height="115%"/>
      <style:text-properties officeooo:rsid="0017f81f"/>
    </style:style>
    <style:style style:name="P30" style:family="paragraph" style:parent-style-name="Heading_20_2">
      <style:paragraph-properties fo:margin-top="0cm" fo:margin-bottom="0.247cm" style:contextual-spacing="false" fo:line-height="115%"/>
      <style:text-properties officeooo:rsid="0017f81f"/>
    </style:style>
    <style:style style:name="P31" style:family="paragraph" style:parent-style-name="Quotations">
      <style:paragraph-properties fo:margin-top="0cm" fo:margin-bottom="0.247cm" style:contextual-spacing="false" fo:line-height="115%"/>
      <style:text-properties officeooo:rsid="0017f81f"/>
    </style:style>
    <style:style style:name="P32" style:family="paragraph" style:parent-style-name="Heading_20_3">
      <style:paragraph-properties fo:margin-top="0cm" fo:margin-bottom="0.247cm" style:contextual-spacing="false" fo:line-height="115%"/>
      <style:text-properties officeooo:rsid="0017f81f"/>
    </style:style>
    <style:style style:name="P33" style:family="paragraph" style:parent-style-name="Text_20_body" style:list-style-name="L12">
      <style:text-properties officeooo:rsid="0017f81f"/>
    </style:style>
    <style:style style:name="P34" style:family="paragraph" style:parent-style-name="Text_20_body" style:list-style-name="L13">
      <style:text-properties officeooo:rsid="0017f81f"/>
    </style:style>
    <style:style style:name="P35" style:family="paragraph" style:parent-style-name="Text_20_body" style:list-style-name="L14">
      <style:text-properties officeooo:rsid="0017f81f"/>
    </style:style>
    <style:style style:name="P36" style:family="paragraph" style:parent-style-name="Text_20_body" style:list-style-name="L15">
      <style:text-properties officeooo:rsid="0017f81f"/>
    </style:style>
    <style:style style:name="P37" style:family="paragraph" style:parent-style-name="Text_20_body" style:list-style-name="L16">
      <style:text-properties officeooo:rsid="0017f81f"/>
    </style:style>
    <style:style style:name="P38" style:family="paragraph" style:parent-style-name="Heading_20_1">
      <style:paragraph-properties fo:margin-top="0cm" fo:margin-bottom="0.247cm" style:contextual-spacing="false" fo:line-height="115%"/>
      <style:text-properties officeooo:rsid="0017f81f"/>
    </style:style>
    <style:style style:name="P39" style:family="paragraph" style:parent-style-name="Text_20_body" style:list-style-name="L17">
      <style:text-properties officeooo:rsid="0017f81f"/>
    </style:style>
    <style:style style:name="P40" style:family="paragraph" style:parent-style-name="Text_20_body" style:list-style-name="L18">
      <style:text-properties officeooo:rsid="0017f81f"/>
    </style:style>
    <style:style style:name="T1" style:family="text">
      <style:text-properties officeooo:rsid="0012ef74"/>
    </style:style>
    <style:style style:name="T2" style:family="text">
      <style:text-properties officeooo:rsid="0014938f"/>
    </style:style>
    <style:style style:name="T3" style:family="text">
      <style:text-properties officeooo:rsid="00152f19"/>
    </style:style>
    <style:style style:name="T4" style:family="text">
      <style:text-properties style:text-line-through-style="none" style:text-line-through-type="none" officeooo:rsid="0017f81f"/>
    </style:style>
    <style:style style:name="T5" style:family="text">
      <style:text-properties officeooo:rsid="0015f85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svg:stroke-color="#000000" draw:fill="none" draw:fill-color="#ffffff" fo:min-height="3.36cm" loext:decorative="false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Gestion de la fiabilité </text:p>
      <text:p text:style-name="P1"/>
      <text:list text:style-name="L1">
        <text:list-item>
          <text:p text:style-name="P2"><text:span text:style-name="Strong_20_Emphasis"><text:span text:style-name="T1">Table A table mère, référence des variables et de leurs caractéristiques</text:span></text:span></text:p>
        </text:list-item>
      </text:list>
      <text:list text:style-name="L2">
        <text:list-item>
          <text:p text:style-name="P3"><text:span text:style-name="Strong_20_Emphasis"><text:span text:style-name="T1">SP : seul source de vérité via les tables d’initialisation</text:span></text:span></text:p>
        </text:list-item>
        <text:list-item>
          <text:p text:style-name="P3"><text:span text:style-name="Strong_20_Emphasis"><text:span text:style-name="T1">SP (système pilote) : seul décisionaire</text:span></text:span></text:p>
        </text:list-item>
        <text:list-item>
          <text:p text:style-name="P3"><text:span text:style-name="Strong_20_Emphasis"><text:span text:style-name="T1">VPIV : protocole commun à tout les échanges</text:span></text:span></text:p>
        </text:list-item>
        <text:list-item>
          <text:p text:style-name="P3"><text:span text:style-name="Strong_20_Emphasis">CAT définit le comportement du système </text:span><text:span text:style-name="Strong_20_Emphasis"><text:span text:style-name="T1">(priorités)</text:span></text:span></text:p>
        </text:list-item>
        <text:list-item>
          <text:p text:style-name="P3"><text:span text:style-name="Strong_20_Emphasis">VAR/PROP définit la signification métier.</text:span></text:p>
        </text:list-item>
        <text:list-item>
          <text:p text:style-name="P3"><text:span text:style-name="Strong_20_Emphasis"><text:span text:style-name="T1">Traitements aux plus prêt de l’exécutant</text:span></text:span></text:p>
        </text:list-item>
        <text:list-item>
          <text:p text:style-name="P3"><text:span text:style-name="Strong_20_Emphasis"><text:span text:style-name="T2">Optimlsation des moyens / systèmes limités</text:span></text:span></text:p>
        </text:list-item>
      </text:list>
      <text:h text:style-name="Heading_20_1" text:outline-level="1"><text:span text:style-name="Strong_20_Emphasis">Détail VPIV</text:span></text:h>
      <text:p text:style-name="P4">Régles CAT (catégorie)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Table_20_Heading">CAT</text:p>
            </table:table-cell>
            <table:table-cell table:style-name="Tableau1.A1" office:value-type="string">
              <text:p text:style-name="Table_20_Heading">Signification</text:p>
            </table:table-cell>
            <table:table-cell table:style-name="Tableau1.A1" office:value-type="string">
              <text:p text:style-name="Table_20_Heading">Usage</text:p>
            </table:table-cell>
          </table:table-row>
        </table:table-header-rows>
        <table:table-row>
          <table:table-cell table:style-name="Tableau1.A1" office:value-type="string">
            <text:p text:style-name="Table_20_Contents"><text:span text:style-name="Strong_20_Emphasis">V</text:span></text:p>
          </table:table-cell>
          <table:table-cell table:style-name="Tableau1.A1" office:value-type="string">
            <text:p text:style-name="Table_20_Contents">Variable de commande</text:p>
          </table:table-cell>
          <table:table-cell table:style-name="Tableau1.A1" office:value-type="string">
            <text:p text:style-name="Table_20_Contents">Fixe une valeur (intention)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I</text:span></text:p>
          </table:table-cell>
          <table:table-cell table:style-name="Tableau1.A1" office:value-type="string">
            <text:p text:style-name="Table_20_Contents">Information / état</text:p>
          </table:table-cell>
          <table:table-cell table:style-name="Tableau1.A1" office:value-type="string">
            <text:p text:style-name="Table_20_Contents">Retour terrain, ACK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F</text:span></text:p>
          </table:table-cell>
          <table:table-cell table:style-name="Tableau1.A1" office:value-type="string">
            <text:p text:style-name="P5">Fonction</text:p>
            <text:p text:style-name="P6">Flux</text:p>
          </table:table-cell>
          <table:table-cell table:style-name="Tableau1.A1" office:value-type="string">
            <text:p text:style-name="P5">Action ponctuelle, non persistante<text:span text:style-name="T3">(chatGPT)</text:span></text:p>
            <text:p text:style-name="Table_20_Contents"/>
          </table:table-cell>
        </table:table-row>
        <table:table-row>
          <table:table-cell table:style-name="Tableau1.A1" office:value-type="string">
            <text:p text:style-name="Table_20_Contents"><text:span text:style-name="Strong_20_Emphasis">E</text:span></text:p>
          </table:table-cell>
          <table:table-cell table:style-name="Tableau1.A1" office:value-type="string">
            <text:p text:style-name="P5">Erreur<text:line-break/><text:span text:style-name="T4">Evenement</text:span></text:p>
          </table:table-cell>
          <table:table-cell table:style-name="Tableau1.A1" office:value-type="string">
            <text:p text:style-name="P7">Signalisation d’erreur non bloquante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A</text:span></text:p>
          </table:table-cell>
          <table:table-cell table:style-name="Tableau1.A1" office:value-type="string">
            <text:p text:style-name="Table_20_Contents">Application</text:p>
          </table:table-cell>
          <table:table-cell table:style-name="Tableau1.A1" office:value-type="string">
            <text:p text:style-name="Table_20_Contents">Message applicatif (log, info, debug, alerte utilisateur)</text:p>
          </table:table-cell>
        </table:table-row>
      </table:table>
      <text:p text:style-name="P8"/>
      <text:h text:style-name="Heading_20_2" text:outline-level="2"><text:span text:style-name="T5">Nature Event &amp; </text:span>PROP</text:h>
      <text:p text:style-name="P9"><text:span text:style-name="Strong_20_Emphasis">Toute PROP <text:s/></text:span><text:span text:style-name="Strong_20_Emphasis"><text:span text:style-name="T3">dont la nature dans la table A est Event </text:span></text:span><text:span text:style-name="Strong_20_Emphasis">est une </text:span><text:span text:style-name="Strong_20_Emphasis"><text:span text:style-name="T3">commande de fonction attachée à une variable , exemple: reset, emg,calib,clear (et donc ne sont pas des vrai propriétés, même si <text:s/>on les joints comme propriété de variables dans les tables (permet </text:span></text:span><text:span text:style-name="Strong_20_Emphasis"><text:span text:style-name="T5">de les intégrer à l’initialisation.</text:span></text:span></text:p>
      <text:p text:style-name="Text_20_body">Caractéristiques :</text:p>
      <text:list text:style-name="L3">
        <text:list-item>
          <text:p text:style-name="P10">pas d’état persistant</text:p>
        </text:list-item>
        <text:list-item>
          <text:p text:style-name="P10">pas de valeur mémorisée</text:p>
        </text:list-item>
        <text:list-item>
          <text:p text:style-name="P10">déclenche une action immédiate</text:p>
        </text:list-item>
        <text:list-item>
          <text:p text:style-name="P10"><text:soft-page-break/>ACK éventuel mais contextuel</text:p>
        </text:list-item>
      </text:list>
      <text:p text:style-name="Text_20_body">Exemples :</text:p>
      <text:list text:style-name="L4">
        <text:list-item>
          <text:p text:style-name="P11"><text:soft-page-break/><text:span text:style-name="Source_20_Text">(reset)</text:span></text:p>
        </text:list-item>
        <text:list-item>
          <text:p text:style-name="P11"><draw:frame text:anchor-type="paragraph" draw:z-index="0" draw:name="Cadre de texte 1" draw:style-name="gr1" draw:text-style-name="P18" svg:width="15.849cm" svg:height="55.011cm" svg:x="0.774cm" svg:y="5.184cm"><draw:text-box><text:p text:style-name="P12">Booléen vs Enum : lequel choisir ?</text:p><text:p text:style-name="P13">🧠 Règle simple (à retenir)</text:p><text:p text:style-name="P14">Booléen = état binaire simple</text:p><text:p text:style-name="P14">Enum = dès qu’il y a une sémantique métier ou une évolution possible</text:p><text:p text:style-name="P14"/><text:p text:style-name="P15">1.1 Quand utiliser un booléen ✅</text:p><text:p text:style-name="P14">Utilise un booléen si :</text:p><text:p text:style-name="P14">2 états seulement et définitifs</text:p><text:p text:style-name="P14">aucune ambiguïté métier</text:p><text:p text:style-name="P14">pas d’évolution prévue</text:p><text:p text:style-name="P16">Exemples parfaits :</text:p><text:p text:style-name="P14">lockCmd → 0 / 1</text:p><text:p text:style-name="P14">CamSE.stream → ON / OFF</text:p><text:p text:style-name="P14">Urg.etat → actif / inactif (dans ton cas)</text:p><text:p text:style-name="P14">👉 Avantages :</text:p><text:p text:style-name="P14">léger (Arduino, MQTT)</text:p><text:p text:style-name="P14">rapide à parser</text:p><text:p text:style-name="P14">lisible côté code (if (lockCmd))</text:p><text:p text:style-name="P14"/><text:p text:style-name="P15">1.2 Quand utiliser un enum ✅</text:p><text:p text:style-name="P14">Utilise un enum si :</text:p><text:p text:style-name="P14">plus de 2 états</text:p><text:p text:style-name="P14">OU même 2 états mais porteurs de sens métier</text:p><text:p text:style-name="P14">OU évolution probable</text:p><text:p text:style-name="P16">Exemples :</text:p><text:p text:style-name="P14">modeRZ → 6 états</text:p><text:p text:style-name="P14">typePtge → 5 états</text:p><text:p text:style-name="P14">Urg.source → liste ouverte</text:p><text:p text:style-name="P14"/><text:p text:style-name="P15">1.3 ⚠️ Le piège classique (important)</text:p><text:p text:style-name="P14">Un faux booléen :</text:p><text:p text:style-name="P14">👉 status = OK / ERROR</text:p><text:p text:style-name="P14">C’est pas un booléen, c’est un enum caché.</text:p><text:p text:style-name="P14">Pourquoi ?</text:p><text:p text:style-name="P14">tu vas vouloir ajouter :</text:p><text:p text:style-name="P14">WARNING</text:p><text:p text:style-name="P14">TIMEOUT</text:p><text:p text:style-name="P14">UNKNOWN</text:p><text:p text:style-name="P14">👉 donc dès le départ → enum</text:p><text:p text:style-name="P14"/><text:p text:style-name="P15">1.4 Ton cas spécifique : Urg.etat</text:p><text:p text:style-name="P14">Tu as :</text:p><text:p text:style-name="P17">urgEtat : ON / OFF </text:p><text:p text:style-name="P17">👉 Deux options valides :</text:p><text:p text:style-name="P16">Option A (actuelle)</text:p><text:p text:style-name="P14">booléen (0/1)</text:p><text:p text:style-name="P16">Option B (plus évolutive)</text:p><text:p text:style-name="P14">enum :</text:p><text:p text:style-name="P14">OFF</text:p><text:p text:style-name="P14">ACTIVE</text:p><text:p text:style-name="P14">LATCHED (bloquée tant que clear non fait)</text:p><text:p text:style-name="P14">👉 Mon conseil :</text:p><text:p text:style-name="P14">✔ garde booléen pour l’instant</text:p><text:p text:style-name="P14">✔ passe enum si un jour tu ajoutes des nuances</text:p><text:p text:style-name="P14"/><text:p text:style-name="P15">✔️ Conclusion rapide</text:p><text:p text:style-name="P14">Cas</text:p><text:p text:style-name="P14">Choix</text:p><text:p text:style-name="P14">binaire simple</text:p><text:p text:style-name="P14">bool</text:p><text:p text:style-name="P14">logique métier</text:p><text:p text:style-name="P14">enum</text:p><text:p text:style-name="P14">doute</text:p><text:p text:style-name="P14">enum</text:p><text:p text:style-name="P14"/></draw:text-box></draw:frame><text:soft-page-break/><text:span text:style-name="Source_20_Text">(emg)</text:span></text:p>
        </text:list-item>
        <text:list-item>
          <text:p text:style-name="P11"><text:span text:style-name="Source_20_Text">(calib)</text:span></text:p>
        </text:list-item>
        <text:list-item>
          <text:p text:style-name="P11"><text:span text:style-name="Source_20_Text">(clear)</text:span></text:p>
        </text:list-item>
      </text:list>
      <text:p text:style-name="Text_20_body">Parfait 👍<text:line-break/>La <text:span text:style-name="Strong_20_Emphasis">Table A définitive (Urg / CfgS / Com)</text:span> est maintenant posée dans le canvas, avec :</text:p>
      <text:list text:style-name="L5">
        <text:list-item>
          <text:p text:style-name="P19">une <text:span text:style-name="Strong_20_Emphasis">structuration claire des CAT (V / I / E / F / A)</text:span></text:p>
        </text:list-item>
        <text:list-item>
          <text:p text:style-name="P19">l’usage figé des <text:span text:style-name="Strong_20_Emphasis">parenthèses pour les commandes</text:span></text:p>
        </text:list-item>
        <text:list-item>
          <text:p text:style-name="P19">la <text:span text:style-name="Strong_20_Emphasis">séparation nette urgence / erreur / information</text:span></text:p>
        </text:list-item>
        <text:list-item>
          <text:p text:style-name="P19">des <text:span text:style-name="Strong_20_Emphasis">exemples VPIV ligne par ligne</text:span>, directement exploitables</text:p>
        </text:list-item>
        <text:list-item>
          <text:p text:style-name="P19">un modèle cohérent avec ton objectif : <text:span text:style-name="Strong_20_Emphasis">simple, robuste, optimisé MQTT</text:span></text:p>
        </text:list-item>
      </text:list>
      <text:h text:style-name="P20" text:outline-level="3">Ce que ça te permet immédiatement</text:h>
      <text:list text:style-name="L6">
        <text:list-item>
          <text:p text:style-name="P21">Repartir sur un <text:span text:style-name="Strong_20_Emphasis">nouveau chat propre</text:span> sans perdre la cohérence</text:p>
        </text:list-item>
        <text:list-item>
          <text:p text:style-name="P21">Reprendre <text:span text:style-name="Strong_20_Emphasis">urg.cpp / dispatch_Urg.cpp / dispatch_CfgS.cpp</text:span> sans ambiguïté</text:p>
        </text:list-item>
        <text:list-item>
          <text:p text:style-name="P21">Avoir une base stable pour :</text:p>
          <text:list>
            <text:list-item>
              <text:p text:style-name="P21">la doc projet</text:p>
            </text:list-item>
            <text:list-item>
              <text:p text:style-name="P21">la relecture croisée Table A ↔ code ↔ Node-RED</text:p>
            </text:list-item>
            <text:list-item>
              <text:p text:style-name="P21">l’extension future (nouveaux capteurs, nouvelles applis SE)</text:p>
            </text:list-item>
          </text:list>
        </text:list-item>
      </text:list>
      <text:h text:style-name="P20" text:outline-level="3">Étape suivante (comme tu l’as proposé)</text:h>
      <text:p text:style-name="Text_20_body">👉 Préparer une <text:span text:style-name="Strong_20_Emphasis">synthèse “doc” sur la gestion des URG et erreurs</text:span> :</text:p>
      <text:list text:style-name="L7">
        <text:list-item>
          <text:p text:style-name="P22">philosophie générale</text:p>
        </text:list-item>
        <text:list-item>
          <text:p text:style-name="P22">rôles respectifs A / SE / SP</text:p>
        </text:list-item>
        <text:list-item>
          <text:p text:style-name="P22">séquences VPIV typiques</text:p>
        </text:list-item>
        <text:list-item>
          <text:p text:style-name="P22">ce qui déclenche un arrêt moteur vs simple info utilisateur</text:p>
        </text:list-item>
      </text:list>
      <text:p text:style-name="Text_20_body">Quand tu veux, je peux :</text:p>
      <text:list text:style-name="L8">
        <text:list-item>
          <text:p text:style-name="P23">soit <text:span text:style-name="Strong_20_Emphasis">rédiger ce document</text:span> directement (format spec technique)</text:p>
        </text:list-item>
        <text:list-item>
          <text:p text:style-name="P23">soit <text:span text:style-name="Strong_20_Emphasis">relire / consolider</text:span> ta version si tu préfères l’écrire toi-même</text:p>
        </text:list-item>
      </text:list>
      <text:p text:style-name="Text_20_body">Et pour te rassurer sur la lenteur :<text:line-break/>👉 ce n’est <text:span text:style-name="Strong_20_Emphasis">pas le chat</text:span>, c’est surtout la <text:span text:style-name="Strong_20_Emphasis">densité conceptuelle</text:span> + ton exigence de cohérence (qui est une très bonne chose). Repartir sur un nouveau chat avec cette base figée est une excellente idée.</text:p>
      <text:h text:style-name="Heading_20_1" text:outline-level="1"><text:soft-page-break/>****************<text:line-break/>Doc de synthèse</text:h>
      <text:p text:style-name="Text_20_body">C’est fait 👍<text:line-break/>Le document de <text:span text:style-name="Strong_20_Emphasis">synthèse structurée sur la gestion des urgences, erreurs et informations VPIV</text:span> est rédigé et posé dans le canvas.</text:p>
      <text:p text:style-name="Text_20_body">👉 Il est pensé comme :</text:p>
      <text:list text:style-name="L9">
        <text:list-item>
          <text:p text:style-name="P24">un <text:span text:style-name="Strong_20_Emphasis">document de référence</text:span> (pas juste une réponse de chat),</text:p>
        </text:list-item>
        <text:list-item>
          <text:p text:style-name="P24">directement <text:span text:style-name="Strong_20_Emphasis">réutilisable pour ouvrir un nouveau chat</text:span>,</text:p>
        </text:list-item>
        <text:list-item>
          <text:p text:style-name="P24">et <text:span text:style-name="Strong_20_Emphasis">cohérent avec vos arbitrages récents</text:span> (CAT E / I / F, parenthèses, Com, Urg, CfgS, enums locaux, optimisation VPIV).</text:p>
        </text:list-item>
      </text:list>
      <text:h text:style-name="P20" text:outline-level="3">Ce que contient le document</text:h>
      <text:list text:style-name="L10">
        <text:list-item>
          <text:p text:style-name="P25">Clarification nette <text:span text:style-name="Strong_20_Emphasis">Urgence vs Erreur vs Information</text:span></text:p>
        </text:list-item>
        <text:list-item>
          <text:p text:style-name="P25">Règles <text:span text:style-name="Strong_20_Emphasis">CAT VPIV</text:span> (V / I / E / F / A)</text:p>
        </text:list-item>
        <text:list-item>
          <text:p text:style-name="P25">Usage strict de <text:span text:style-name="Strong_20_Emphasis">Com</text:span> pour info / debug / erreur non critique</text:p>
        </text:list-item>
        <text:list-item>
          <text:p text:style-name="P25">Modèle <text:span text:style-name="Strong_20_Emphasis">URG finalisé</text:span> (urgSource, urgEtat, urgRaison, clear)</text:p>
        </text:list-item>
        <text:list-item>
          <text:p text:style-name="P25">Séquences VPIV complètes (SE → SP → A)</text:p>
        </text:list-item>
        <text:list-item>
          <text:p text:style-name="P25">Positionnement exact de <text:span text:style-name="Strong_20_Emphasis">CfgS</text:span> dans la chaîne sécurité</text:p>
        </text:list-item>
        <text:list-item>
          <text:p text:style-name="P25">Justification des <text:span text:style-name="Strong_20_Emphasis">enums locaux</text:span> (pas de dérive d’indices)</text:p>
        </text:list-item>
        <text:list-item>
          <text:p text:style-name="P25">Vision globale <text:span text:style-name="Strong_20_Emphasis">orientée sécurité + optimisation MQTT</text:span></text:p>
        </text:list-item>
      </text:list>
      <text:h text:style-name="P20" text:outline-level="3">Prochaine étape naturelle</text:h>
      <text:p text:style-name="Text_20_body">Quand tu veux, on peut :</text:p>
      <text:list text:style-name="L11">
        <text:list-item>
          <text:p text:style-name="P26"><text:span text:style-name="Strong_20_Emphasis">Extraire de ce doc une Table A définitive</text:span> (Urg + CfgS + Com)</text:p>
        </text:list-item>
        <text:list-item>
          <text:p text:style-name="P26">Ajouter la <text:span text:style-name="Strong_20_Emphasis">colonne “niveau de validation”</text:span></text:p>
        </text:list-item>
        <text:list-item>
          <text:p text:style-name="P26">Ou repartir dans un <text:span text:style-name="Strong_20_Emphasis">nouveau chat</text:span> avec ce document comme socle (bonne idée vu la taille atteinte 👍)</text:p>
        </text:list-item>
      </text:list>
      <text:p text:style-name="Text_20_body">Dis-moi simplement :<text:line-break/>👉 <text:span text:style-name="Emphasis">on attaque quoi en premier ?</text:span></text:p>
      <text:p text:style-name="P27">*******<text:line-break/>Rôle commun de CAT + Urg + CfgS + Com</text:p>
      <text:p text:style-name="P28">Tu touches ici un point <text:span text:style-name="Strong_20_Emphasis">très profond du design</text:span>.</text:p>
      <text:p text:style-name="P29"/>
      <text:h text:style-name="P30" text:outline-level="2">2.1 Vision globale (clé)</text:h>
      <text:p text:style-name="P31"><text:span text:style-name="Strong_20_Emphasis">CAT = protocole de traitement</text:span><text:line-break/><text:span text:style-name="Strong_20_Emphasis">VAR/PROP = contenu métier</text:span></text:p>
      <text:p text:style-name="P28"><text:soft-page-break/>👉 CAT ne dit pas <text:span text:style-name="Emphasis">ce que c’est</text:span><text:line-break/>👉 CAT dit <text:span text:style-name="Emphasis">comment ça doit être traité</text:span></text:p>
      <text:p text:style-name="P29"/>
      <text:h text:style-name="P30" text:outline-level="2">2.2 Analogie simple (très utile)</text:h>
      <text:p text:style-name="P28">Imagine un centre de contrôle :</text:p>
      <table:table table:name="Tableau2" table:style-name="Tableau2">
        <table:table-column table:style-name="Tableau2.A"/>
        <table:table-column table:style-name="Tableau2.B"/>
        <table:table-header-rows>
          <table:table-row>
            <table:table-cell table:style-name="Tableau2.A1" office:value-type="string">
              <text:p text:style-name="Table_20_Heading">Élément</text:p>
            </table:table-cell>
            <table:table-cell table:style-name="Tableau2.A1" office:value-type="string">
              <text:p text:style-name="Table_20_Heading">Rôle</text:p>
            </table:table-cell>
          </table:table-row>
        </table:table-header-rows>
        <table:table-row>
          <table:table-cell table:style-name="Tableau2.A1" office:value-type="string">
            <text:p text:style-name="Table_20_Contents">VAR/PROP</text:p>
          </table:table-cell>
          <table:table-cell table:style-name="Tableau2.A1" office:value-type="string">
            <text:p text:style-name="Table_20_Contents">contenu du message</text:p>
          </table:table-cell>
        </table:table-row>
        <table:table-row>
          <table:table-cell table:style-name="Tableau2.A1" office:value-type="string">
            <text:p text:style-name="Table_20_Contents">CAT</text:p>
          </table:table-cell>
          <table:table-cell table:style-name="Tableau2.A1" office:value-type="string">
            <text:p text:style-name="Table_20_Contents"><text:span text:style-name="Strong_20_Emphasis">niveau de priorité + type de traitement</text:span></text:p>
          </table:table-cell>
        </table:table-row>
      </table:table>
      <text:p text:style-name="P29"/>
      <text:h text:style-name="P30" text:outline-level="2">2.3 Rôle réel de CAT (important)</text:h>
      <text:p text:style-name="P28">Tu as eu l’intuition juste 👇</text:p>
      <text:p text:style-name="P31">CAT participe à la <text:span text:style-name="Strong_20_Emphasis">fiabilité et au comportement système</text:span></text:p>
      <text:h text:style-name="P32" text:outline-level="3">Oui, et de plusieurs façons :</text:h>
      <text:p text:style-name="P29"/>
      <text:h text:style-name="P30" text:outline-level="2">🔹 1. Priorité implicite</text:h>
      <table:table table:name="Tableau3" table:style-name="Tableau3">
        <table:table-column table:style-name="Tableau3.A"/>
        <table:table-column table:style-name="Tableau3.B"/>
        <table:table-header-rows>
          <table:table-row>
            <table:table-cell table:style-name="Tableau3.A1" office:value-type="string">
              <text:p text:style-name="Table_20_Heading">CAT</text:p>
            </table:table-cell>
            <table:table-cell table:style-name="Tableau3.A1" office:value-type="string">
              <text:p text:style-name="Table_20_Heading">Priorité</text:p>
            </table:table-cell>
          </table:table-row>
        </table:table-header-rows>
        <table:table-row>
          <table:table-cell table:style-name="Tableau3.A1" office:value-type="string">
            <text:p text:style-name="Table_20_Contents">E</text:p>
          </table:table-cell>
          <table:table-cell table:style-name="Tableau3.A1" office:value-type="string">
            <text:p text:style-name="Table_20_Contents">🔴 immédiat</text:p>
          </table:table-cell>
        </table:table-row>
        <table:table-row>
          <table:table-cell table:style-name="Tableau3.A1" office:value-type="string">
            <text:p text:style-name="Table_20_Contents">V</text:p>
          </table:table-cell>
          <table:table-cell table:style-name="Tableau3.A1" office:value-type="string">
            <text:p text:style-name="Table_20_Contents">🟠 important</text:p>
          </table:table-cell>
        </table:table-row>
        <table:table-row>
          <table:table-cell table:style-name="Tableau3.A1" office:value-type="string">
            <text:p text:style-name="Table_20_Contents">I</text:p>
          </table:table-cell>
          <table:table-cell table:style-name="Tableau3.A1" office:value-type="string">
            <text:p text:style-name="Table_20_Contents">🟢 faible</text:p>
          </table:table-cell>
        </table:table-row>
        <table:table-row>
          <table:table-cell table:style-name="Tableau3.A1" office:value-type="string">
            <text:p text:style-name="Table_20_Contents">F</text:p>
          </table:table-cell>
          <table:table-cell table:style-name="Tableau3.A1" office:value-type="string">
            <text:p text:style-name="Table_20_Contents">⚡ temps réel</text:p>
          </table:table-cell>
        </table:table-row>
      </table:table>
      <text:p text:style-name="P28">👉 SP peut :</text:p>
      <text:list text:style-name="L12">
        <text:list-item>
          <text:p text:style-name="P33">traiter E en priorité</text:p>
        </text:list-item>
        <text:list-item>
          <text:p text:style-name="P33">bufferiser I</text:p>
        </text:list-item>
        <text:list-item>
          <text:p text:style-name="P33">filtrer debug</text:p>
        </text:list-item>
      </text:list>
      <text:p text:style-name="P29"/>
      <text:h text:style-name="P30" text:outline-level="2">🔹 2. Déclenchement automatique</text:h>
      <table:table table:name="Tableau4" table:style-name="Tableau4">
        <table:table-column table:style-name="Tableau4.A"/>
        <table:table-column table:style-name="Tableau4.B"/>
        <table:table-header-rows>
          <table:table-row>
            <table:table-cell table:style-name="Tableau4.A1" office:value-type="string">
              <text:p text:style-name="Table_20_Heading">CAT</text:p>
            </table:table-cell>
            <table:table-cell table:style-name="Tableau4.A1" office:value-type="string">
              <text:p text:style-name="Table_20_Heading">Action</text:p>
            </table:table-cell>
          </table:table-row>
        </table:table-header-rows>
        <table:table-row>
          <table:table-cell table:style-name="Tableau4.A1" office:value-type="string">
            <text:p text:style-name="Table_20_Contents">E</text:p>
          </table:table-cell>
          <table:table-cell table:style-name="Tableau4.A1" office:value-type="string">
            <text:p text:style-name="Table_20_Contents">déclenche logique</text:p>
          </table:table-cell>
        </table:table-row>
        <table:table-row>
          <table:table-cell table:style-name="Tableau4.A1" office:value-type="string">
            <text:p text:style-name="Table_20_Contents">V</text:p>
          </table:table-cell>
          <table:table-cell table:style-name="Tableau4.A1" office:value-type="string">
            <text:p text:style-name="Table_20_Contents">met à jour état</text:p>
          </table:table-cell>
        </table:table-row>
        <table:table-row>
          <table:table-cell table:style-name="Tableau4.A1" office:value-type="string">
            <text:p text:style-name="Table_20_Contents">I</text:p>
          </table:table-cell>
          <table:table-cell table:style-name="Tableau4.A1" office:value-type="string">
            <text:p text:style-name="Table_20_Contents">log seulement</text:p>
          </table:table-cell>
        </table:table-row>
        <table:table-row>
          <table:table-cell table:style-name="Tableau4.A1" office:value-type="string">
            <text:p text:style-name="Table_20_Contents">F</text:p>
          </table:table-cell>
          <table:table-cell table:style-name="Tableau4.A1" office:value-type="string">
            <text:p text:style-name="Table_20_Contents">pipeline flux</text:p>
          </table:table-cell>
        </table:table-row>
      </table:table>
      <text:p text:style-name="P28">👉 donc :</text:p>
      <text:list text:style-name="L13">
        <text:list-item>
          <text:p text:style-name="P34">sécurité = CAT E</text:p>
        </text:list-item>
        <text:list-item>
          <text:p text:style-name="P34">UI = CAT I</text:p>
        </text:list-item>
      </text:list>
      <text:p text:style-name="P29"/>
      <text:h text:style-name="P30" text:outline-level="2"><text:soft-page-break/>🔹 3. Robustesse réseau (MQTT)</text:h>
      <text:p text:style-name="P28">Très important dans ton architecture.</text:p>
      <text:h text:style-name="P32" text:outline-level="3">CAT permet de :</text:h>
      <text:list text:style-name="L14">
        <text:list-item>
          <text:p text:style-name="P35">filtrer les messages non critiques</text:p>
        </text:list-item>
        <text:list-item>
          <text:p text:style-name="P35">éviter surcharge</text:p>
        </text:list-item>
        <text:list-item>
          <text:p text:style-name="P35">prioriser urgences</text:p>
        </text:list-item>
      </text:list>
      <text:p text:style-name="P28">Exemple :</text:p>
      <text:list text:style-name="L15">
        <text:list-item>
          <text:p text:style-name="P36">si saturation :</text:p>
          <text:list>
            <text:list-item>
              <text:p text:style-name="P36">drop <text:span text:style-name="Source_20_Text">Com.debug</text:span></text:p>
            </text:list-item>
            <text:list-item>
              <text:p text:style-name="P36">garder <text:span text:style-name="Source_20_Text">Urg</text:span></text:p>
            </text:list-item>
          </text:list>
        </text:list-item>
      </text:list>
      <text:p text:style-name="P29"/>
      <text:h text:style-name="P30" text:outline-level="2">🔹 4. Découplage des modules</text:h>
      <text:p text:style-name="P28">Sans CAT :<text:line-break/>👉 tout message = ambigu</text:p>
      <text:p text:style-name="P28">Avec CAT :</text:p>
      <text:list text:style-name="L16">
        <text:list-item>
          <text:p text:style-name="P37">Arduino sait quoi faire</text:p>
        </text:list-item>
        <text:list-item>
          <text:p text:style-name="P37">SP sait quoi faire</text:p>
        </text:list-item>
        <text:list-item>
          <text:p text:style-name="P37">SE sait quoi faire</text:p>
        </text:list-item>
      </text:list>
      <text:p text:style-name="P28">👉 <text:span text:style-name="Strong_20_Emphasis">sans logique implicite cachée</text:span></text:p>
      <text:p text:style-name="P29"/>
      <text:h text:style-name="P38" text:outline-level="1">2.4 Rôle combiné avec tes variables</text:h>
      <text:p text:style-name="P28">Maintenant, on relie CAT avec <text:span text:style-name="Strong_20_Emphasis">Urg / CfgS / Com</text:span></text:p>
      <text:p text:style-name="P29"/>
      <text:h text:style-name="P30" text:outline-level="2">🔴 Urg = sécurité système</text:h>
      <table:table table:name="Tableau5" table:style-name="Tableau5">
        <table:table-column table:style-name="Tableau5.A"/>
        <table:table-column table:style-name="Tableau5.B"/>
        <table:table-header-rows>
          <table:table-row>
            <table:table-cell table:style-name="Tableau5.A1" office:value-type="string">
              <text:p text:style-name="Table_20_Heading">Élément</text:p>
            </table:table-cell>
            <table:table-cell table:style-name="Tableau5.A1" office:value-type="string">
              <text:p text:style-name="Table_20_Heading">Rôle</text:p>
            </table:table-cell>
          </table:table-row>
        </table:table-header-rows>
        <table:table-row>
          <table:table-cell table:style-name="Tableau5.A1" office:value-type="string">
            <text:p text:style-name="Table_20_Contents">CAT E</text:p>
          </table:table-cell>
          <table:table-cell table:style-name="Tableau5.A1" office:value-type="string">
            <text:p text:style-name="Table_20_Contents">déclenche alarme</text:p>
          </table:table-cell>
        </table:table-row>
        <table:table-row>
          <table:table-cell table:style-name="Tableau5.A1" office:value-type="string">
            <text:p text:style-name="Table_20_Contents">Urg.source</text:p>
          </table:table-cell>
          <table:table-cell table:style-name="Tableau5.A1" office:value-type="string">
            <text:p text:style-name="Table_20_Contents">cause</text:p>
          </table:table-cell>
        </table:table-row>
        <table:table-row>
          <table:table-cell table:style-name="Tableau5.A1" office:value-type="string">
            <text:p text:style-name="Table_20_Contents">SP</text:p>
          </table:table-cell>
          <table:table-cell table:style-name="Tableau5.A1" office:value-type="string">
            <text:p text:style-name="Table_20_Contents">décide</text:p>
          </table:table-cell>
        </table:table-row>
        <table:table-row>
          <table:table-cell table:style-name="Tableau5.A1" office:value-type="string">
            <text:p text:style-name="Table_20_Contents">Urg.etat</text:p>
          </table:table-cell>
          <table:table-cell table:style-name="Tableau5.A1" office:value-type="string">
            <text:p text:style-name="Table_20_Contents">état global</text:p>
          </table:table-cell>
        </table:table-row>
      </table:table>
      <text:p text:style-name="P28">👉 Urg = <text:span text:style-name="Strong_20_Emphasis">mécanisme de sécurité</text:span></text:p>
      <text:p text:style-name="P29"/>
      <text:h text:style-name="P30" text:outline-level="2"><text:soft-page-break/>🟠 CfgS = pilotage global</text:h>
      <table:table table:name="Tableau6" table:style-name="Tableau6">
        <table:table-column table:style-name="Tableau6.A"/>
        <table:table-column table:style-name="Tableau6.B"/>
        <table:table-header-rows>
          <table:table-row>
            <table:table-cell table:style-name="Tableau6.A1" office:value-type="string">
              <text:p text:style-name="Table_20_Heading">Élément</text:p>
            </table:table-cell>
            <table:table-cell table:style-name="Tableau6.A1" office:value-type="string">
              <text:p text:style-name="Table_20_Heading">Rôle</text:p>
            </table:table-cell>
          </table:table-row>
        </table:table-header-rows>
        <table:table-row>
          <table:table-cell table:style-name="Tableau6.A1" office:value-type="string">
            <text:p text:style-name="Table_20_Contents">CAT V</text:p>
          </table:table-cell>
          <table:table-cell table:style-name="Tableau6.A1" office:value-type="string">
            <text:p text:style-name="Table_20_Contents">impose état</text:p>
          </table:table-cell>
        </table:table-row>
        <table:table-row>
          <table:table-cell table:style-name="Tableau6.A1" office:value-type="string">
            <text:p text:style-name="Table_20_Contents">modeRZ</text:p>
          </table:table-cell>
          <table:table-cell table:style-name="Tableau6.A1" office:value-type="string">
            <text:p text:style-name="Table_20_Contents">règles système</text:p>
          </table:table-cell>
        </table:table-row>
        <table:table-row>
          <table:table-cell table:style-name="Tableau6.A1" office:value-type="string">
            <text:p text:style-name="Table_20_Contents">reset</text:p>
          </table:table-cell>
          <table:table-cell table:style-name="Tableau6.A1" office:value-type="string">
            <text:p text:style-name="Table_20_Contents">action système</text:p>
          </table:table-cell>
        </table:table-row>
      </table:table>
      <text:p text:style-name="P28">👉 CfgS = <text:span text:style-name="Strong_20_Emphasis">gouvernance du robot</text:span></text:p>
      <text:p text:style-name="P29"/>
      <text:h text:style-name="P30" text:outline-level="2">🟢 Com = communication humaine</text:h>
      <table:table table:name="Tableau7" table:style-name="Tableau7">
        <table:table-column table:style-name="Tableau7.A"/>
        <table:table-column table:style-name="Tableau7.B"/>
        <table:table-header-rows>
          <table:table-row>
            <table:table-cell table:style-name="Tableau7.A1" office:value-type="string">
              <text:p text:style-name="Table_20_Heading">Élément</text:p>
            </table:table-cell>
            <table:table-cell table:style-name="Tableau7.A1" office:value-type="string">
              <text:p text:style-name="Table_20_Heading">Rôle</text:p>
            </table:table-cell>
          </table:table-row>
        </table:table-header-rows>
        <table:table-row>
          <table:table-cell table:style-name="Tableau7.A1" office:value-type="string">
            <text:p text:style-name="Table_20_Contents">CAT I</text:p>
          </table:table-cell>
          <table:table-cell table:style-name="Tableau7.A1" office:value-type="string">
            <text:p text:style-name="Table_20_Contents">non bloquant</text:p>
          </table:table-cell>
        </table:table-row>
        <table:table-row>
          <table:table-cell table:style-name="Tableau7.A1" office:value-type="string">
            <text:p text:style-name="Table_20_Contents">info</text:p>
          </table:table-cell>
          <table:table-cell table:style-name="Tableau7.A1" office:value-type="string">
            <text:p text:style-name="Table_20_Contents">utilisateur</text:p>
          </table:table-cell>
        </table:table-row>
        <table:table-row>
          <table:table-cell table:style-name="Tableau7.A1" office:value-type="string">
            <text:p text:style-name="Table_20_Contents">debug</text:p>
          </table:table-cell>
          <table:table-cell table:style-name="Tableau7.A1" office:value-type="string">
            <text:p text:style-name="Table_20_Contents">dev</text:p>
          </table:table-cell>
        </table:table-row>
        <table:table-row>
          <table:table-cell table:style-name="Tableau7.A1" office:value-type="string">
            <text:p text:style-name="Table_20_Contents">erreur</text:p>
          </table:table-cell>
          <table:table-cell table:style-name="Tableau7.A1" office:value-type="string">
            <text:p text:style-name="Table_20_Contents">diagnostic</text:p>
          </table:table-cell>
        </table:table-row>
      </table:table>
      <text:p text:style-name="P28">👉 Com = <text:span text:style-name="Strong_20_Emphasis">interface humaine / log</text:span></text:p>
      <text:p text:style-name="P29"/>
      <text:h text:style-name="P38" text:outline-level="1">2.5 Synthèse forte (à garder)</text:h>
      <text:p text:style-name="P28">👉 Une phrase clé pour ton projet :</text:p>
      <text:p text:style-name="P31"><text:span text:style-name="Strong_20_Emphasis">CAT définit le comportement du système,<text:line-break/>VAR/PROP définit la signification métier.</text:span></text:p>
      <text:p text:style-name="P29"/>
      <text:h text:style-name="P30" text:outline-level="2">2.6 Impact direct sur fiabilité</text:h>
      <text:p text:style-name="P28">Grâce à ce modèle :</text:p>
      <text:p text:style-name="P28">✔ aucune ambiguïté<text:line-break/>✔ priorités naturelles<text:line-break/>✔ pas de mélange info / sécurité<text:line-break/>✔ SP reste maître<text:line-break/>✔ Arduino reste simple<text:line-break/>✔ SE reste extensible</text:p>
      <text:p text:style-name="P29"/>
      <text:h text:style-name="P38" text:outline-level="1">3 — Conclusion (très importante)</text:h>
      <text:p text:style-name="P28">Tu as maintenant un modèle <text:span text:style-name="Strong_20_Emphasis">très propre</text:span>, avec :</text:p>
      <text:list text:style-name="L17">
        <text:list-item>
          <text:p text:style-name="P39"><text:span text:style-name="Strong_20_Emphasis">CAT = moteur du protocole</text:span></text:p>
        </text:list-item>
        <text:list-item>
          <text:p text:style-name="P39"><text:span text:style-name="Strong_20_Emphasis">Urg = sécurité</text:span></text:p>
        </text:list-item>
        <text:list-item>
          <text:p text:style-name="P39"><text:span text:style-name="Strong_20_Emphasis">CfgS = pilotage</text:span></text:p>
        </text:list-item>
        <text:list-item>
          <text:p text:style-name="P39"><text:span text:style-name="Strong_20_Emphasis">Com = communication</text:span></text:p>
        </text:list-item>
      </text:list>
      <text:p text:style-name="P28">👉 Ce découplage est exactement ce qui :</text:p>
      <text:list text:style-name="L18">
        <text:list-item>
          <text:p text:style-name="P40"><text:soft-page-break/>évite les bugs subtils</text:p>
        </text:list-item>
        <text:list-item>
          <text:p text:style-name="P40">simplifie le code Arduino</text:p>
        </text:list-item>
        <text:list-item>
          <text:p text:style-name="P40">rend SP puissant et lisible</text:p>
        </text:list-item>
      </text:list>
      <text:p text:style-name="P2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3T07:43:12.653277000</meta:creation-date>
    <dc:date>2026-03-23T08:53:59.744195300</dc:date>
    <meta:editing-duration>PT12M9S</meta:editing-duration>
    <meta:editing-cycles>1</meta:editing-cycles>
    <meta:document-statistic meta:table-count="7" meta:image-count="0" meta:object-count="0" meta:page-count="9" meta:paragraph-count="201" meta:word-count="1102" meta:character-count="5918" meta:non-whitespace-character-count="5081"/>
    <meta:generator>LibreOffice/26.2.0.3$Windows_X86_64 LibreOffice_project/620$Build-3</meta:generator>
  </office:meta>
</office:document-meta>
</file>